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 style:list-style-name="L1">
      <style:paragraph-properties fo:line-height="150%" fo:text-align="justify" style:justify-single-word="false"/>
    </style:style>
    <style:style style:name="P4" style:family="paragraph" style:parent-style-name="Standard" style:list-style-name="L5">
      <style:paragraph-properties fo:line-height="150%" fo:text-align="justify" style:justify-single-word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Számos webfejlesztő számára, aki csak HTML, CSS és JavaScript ismerettel rendelkezik, a natív mobilalkalmazás fejlesztése ismeretlen terület lehet. Technikailag az Android, az iOS és a Windows Phone mobilalkalmazások teljesen különböző programozási nyelvek használatával készülnek. Egy Android alkalmazás Java-t használ, az iOS-alkalmazás az Objective-C programot használja, míg a Windows Phone alkalmazás a .NET-t használja.</text:p>
      <text:p text:style-name="P1"><text:tab/>De manapság bárki, aki tisztességes ismeretekkel rendelkezik a HTML, a CSS és a JavaScript használatáról, képes mobilalkalmazást létrehozni. A webes technológia használatának egyik legfontosabb előnye az alkalmazás felépítéséhez a hordozhatóság. Egy csomagoló / fordító, például a PhoneGap használatával képes lesz hordozni és telepíteni az alkalmazást számos különböző platformon. </text:p>
      <text:p text:style-name="P1"><text:tab/>A Hypertext Markup Language (HTML) a weboldalak és webalkalmazások létrehozásához szükséges szabványos jelölőnyelv. A HTML beágyazhat olyan programokat, amelyek egy szkriptnyelvben vannak írva, mint például a JavaScript, amelyek befolyásolják a weboldalak viselkedését és tartalmát. A CSS beillesztése határozza meg a tartalom megjelenését és elrendezését. A World Wide Web Consortium (W3C), mind a HTML, mind a CSS szabványok karbantartója 1997 óta ösztönzi a CSS használatát az explicit prezentációs HTML-en keresztül.</text:p>
      <text:p text:style-name="P1"><text:tab/>A HTML verziói:</text:p>
      <text:list xml:id="list1518269135601920452" text:style-name="L1">
        <text:list-item>
          <text:p text:style-name="P3"><text:span text:style-name="T1">1995. november 24.</text:span> - A HTML 2.0- IETF RF 1866-ként tették közzé. Lehetőségként RFC-kel kiegészítve:</text:p>
          <text:list>
            <text:list-item>
              <text:p text:style-name="P3">1995. november 25.: RFC 1867 (űrlap-alapú fájlfeltöltés)</text:p>
            </text:list-item>
            <text:list-item>
              <text:p text:style-name="P3">1996. május: RFC 1942 (táblázatok)</text:p>
            </text:list-item>
            <text:list-item>
              <text:p text:style-name="P3">1996 augusztus: RFC 1980 (kliensoldali kép térképek)</text:p>
            </text:list-item>
            <text:list-item>
              <text:p text:style-name="P3">1997 január: RFC 2070 (nemzetközivé válás)</text:p>
            </text:list-item>
          </text:list>
        </text:list-item>
        <text:list-item>
          <text:p text:style-name="P3"><text:span text:style-name="T1">1997. január 14.</text:span> - A HTML 3.2 W3C Recommendation-ként jelent meg. Ez volt az első olyan verzió, amelyet a W3C fejlesztett ki és szabványosított, mivel az IETF 1996. szeptember 12.-én felszámolta a HTML munkacsoportját. A HTML 3.2 teljes mértékben lemondta a matematikai képleteket, összeegyeztette az átfedéseket a különféle kiterjesztések között és elfogadta a Netscape vizuális jelölő címkéinek nagy részét. A matematikai képletekhez szükséges jelölés a HTML-ben nem volt szabványosított, csak 14 hónappal később a MathML-ben.</text:p>
        </text:list-item>
        <text:list-item>
          <text:p text:style-name="P3"><text:span text:style-name="T1">1997. december 18.</text:span> - A HTML 4.0 W3C Recommendation-ként jelent meg. Három variációt kínál:</text:p>
          <text:list>
            <text:list-item>
              <text:p text:style-name="P3">Szigorú, ahol az elavult elemek tiltottak</text:p>
            </text:list-item>
            <text:list-item>
              <text:p text:style-name="P3">Átmeneti, melyben az elavult elemek tiltottak</text:p>
            </text:list-item>
            <text:list-item>
              <text:p text:style-name="P3"><text:soft-page-break/>Keretrendszer, melyben leginkább csak kerethez kapcsolódó elemek megengedettek</text:p>
            </text:list-item>
          </text:list>
        </text:list-item>
      </text:list>
      <text:p text:style-name="P1"><text:tab/><text:tab/>A HTML 4.0 számos böngészőspecifikus elemtípust és attribútumot fogadott el, <text:tab/><text:tab/><text:tab/>ugyanakkor a Netscape vizuális jelölési funkcióinak fokozatos megszüntetésére <text:tab/><text:tab/><text:tab/>törekedett a stíluslapok elutasításával. A HTML 4 egy SGML alkalmazás, amely <text:tab/><text:tab/><text:tab/>megfelel az ISO 8879 – SGML szabványnak.</text:p>
      <text:list xml:id="list41488883" text:continue-numbering="true" text:style-name="L1">
        <text:list-item>
          <text:p text:style-name="P3"><text:span text:style-name="T1">1998. április 24.</text:span> - <text:s/>A HTML 4.0 új verzióját adták ki kisebb változásokkal anélkül, hogy növelték volna a verziószámot. </text:p>
        </text:list-item>
        <text:list-item>
          <text:p text:style-name="P3"><text:span text:style-name="T1">1999. december 24.</text:span> - A HTML 4.01 W3C Recommendation-ként jelent meg. Ugyanazt a három változatot kínálja, mint a HTML 4.0 és az utolsó hibajegyzék 2001. május 12.-én jelentek meg. </text:p>
        </text:list-item>
        <text:list-item>
          <text:p text:style-name="P3"><text:span text:style-name="T1">2000. május</text:span> – ISO/IEC 15445: 2000 („ISO HTML”, a HTML 4.01 Strict alapján) ISO/IEC nemzetközi szabványként tették közzé. Az ISO-ban ez a szabvány az ISO/IEC JTC1/SC34 (ISO/IES Közös Technikai Bizottság 1, 34. albizottság – Dokumentumleírás és feldolgozási nyelvek) tartományába tartozik. A HTML 4.01 után nem volt új HTML verzió sok éven át, hiszen a párhuzamos, XML alapú XHTML nyelvek fejlesztése a 2000-es évek elején és közepén munkát adott a W2C HTML munkacsoportjának. </text:p>
        </text:list-item>
        <text:list-item>
          <text:p text:style-name="P3"><text:span text:style-name="T1">2014. október 28. </text:span>- A HTML 5 W3C Recommendation-ként jelent meg. </text:p>
        </text:list-item>
        <text:list-item>
          <text:p text:style-name="P3"><text:span text:style-name="T1">2016. november 1.</text:span> - A HTML 5.1 W3C Recommendation-ként jelent meg. </text:p>
        </text:list-item>
      </text:list>
      <text:p text:style-name="P1"><text:tab/>A JavaScript, gyakran JS-ként rövidítve, egy magas szintű, dinamikus, típustalan, objektum-alapú, több paradigmás és értelmezett programozási nyelv. A HTML és a CSS mellett a JavaScript egyike a világhálós tartalomkészítés három fő technológiájának. A webhelyek többsége ezt alkalmazza és minden modern webböngésző beépített JavaScript-eszközzel támogatja anélkül, hogy plugin-ekre lenne szüksége. A JavaScript-eszközök mindegyike a JavaScript eltérő végrehajtását jelképezi, mindez az ECMAScript specifikáción alapul, mivel egyes eszközök nem támogatják a specifikációt és számos eszköz támogatja az ECMA-n túli további funkciókat. </text:p>
      <text:p text:style-name="P1"><text:tab/>A JavaScript-nek 3 fő típusa van:</text:p>
      <text:list xml:id="list21585850689030659" text:style-name="L5">
        <text:list-item>
          <text:p text:style-name="P4">Kliensoldali JavaScript (CSJS) - a JavaScript kiterjesztett változata, amely lehetővé teszi weboldalak és kliensböngészők fejlesztését és manipulálását.</text:p>
        </text:list-item>
        <text:list-item>
          <text:p text:style-name="P4">Szerveroldali JavaScript (SSJS) - a JavaScript kiterjesztett változata, amely lehetővé teszi az adatbázisokhoz, fájlrendszerekhez és szerverekhez való back-end hozzáférést</text:p>
        </text:list-item>
        <text:list-item>
          <text:p text:style-name="P4">Core JavaScript - az alap JavaScript nyelv</text:p>
        </text:list-item>
      </text:list>
      <text:p text:style-name="P1">A kliensoldali JavaScript (CSJS) és a szerveroldali JavaScript (SSJS) függ a JavaScript alapjától, és <text:soft-page-break/>nem tud működni nélküle.</text:p>
      <text:p text:style-name="P1"><text:tab/>Kliensoldali JavaScriptként a Vue.js-t használtam az alkalmazásom fejlesztése során. </text:p>
      <text:p text:style-name="P1"><text:tab/>A Vue.js egy nyílt forráskódú, progresszív JavaScript keretrendszer a felhasználói felületek felépítéséhez. Az olyan projektekbe való integráció, melyek más JavaScript könyvtárakat használnak, könnyebbé válik a Vue-val, mivel ez úgy van kialakítva, hogy fokozatosan alkalmazható legyen. A Vue egy olyan webes alkalmazási kereként is működhet, mely fejlett, egyoldalas alkalmazásokra képes.</text:p>
      <text:p text:style-name="P1"><text:tab/>A Vue.js egy olyan eszköz, amely kihasználja az MVVM architektúra használatát.</text:p>
      <text:p text:style-name="P1"><text:tab/>A projekt az internetes felhasználói felület fejlesztés (komponensek, deklaratív felhasználói felületek, közvetlen újratöltés, idő-utazásos hibakeresés, stb.) ötletesebb megközelítésére fókuszál. A meglévő projektekhez egyszerű interaktivitást adhatunk vagy akár jQuery és más sablonnyelveket és keretrendszereket teljesen mértékben helyettesíthetünk. </text:p>
      <text:p text:style-name="P1"><text:tab/>A Vue.js egy JavaScript könyvtár a felhasználói interfészek (nézetek) létrehozásához alapul szolgáló adatmodellek alapján. Ahelyett, hogy csak a DOM-ban lévő felhasználói adatokat frissítené, egy adatmodell szinkronban fog megjelenni a változások tükrében. A Vue a reaktív adatmegkötésen keresztül működik. Ez azt jelenti, hogy például egy űrlapmező frissítése után az alapul szolgáló adatmodell automatikusan frissül. Ha a weboldal egyéb része is ugyanazon adatmodellhez van kötve, annak tartalma azonnal frissítésre kerül.</text:p>
      <text:p text:style-name="P1"><text:tab/>A Vue-t Evan You hozta létre 2014-ben, miután a Google-nél az AngularJs-en dolgozott. Később összefoglalta gondolkodási folyamatát: „Rájöttem, hogy mi lenne, ha kivonhatnám csak azt a résézt, amelyre igazán szerettem volna használni az Angular-ot és valami nagyon könnyűt csinálnék minden további elképzelés nélkül?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27T18:13:22.93</meta:creation-date>
    <dc:date>2017-06-27T21:29:52.11</dc:date>
    <meta:editing-duration>PT2H45M45S</meta:editing-duration>
    <meta:editing-cycles>7</meta:editing-cycles>
    <meta:generator>OpenOffice/4.1.2$Win32 OpenOffice.org_project/412m3$Build-9782</meta:generator>
    <meta:document-statistic meta:table-count="0" meta:image-count="0" meta:object-count="0" meta:page-count="3" meta:paragraph-count="32" meta:word-count="879" meta:character-count="6528"/>
  </office:meta>
</office:document-meta>
</file>